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325cm" fo:min-width="2.85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35cm" fo:min-width="2.358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4.05cm" fo:min-width="4.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25cm" fo:min-width="4.8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51cm" fo:min-width="1.81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xml:id="id5" draw:id="id5" draw:layer="layout" svg:width="4cm" svg:height="1.62cm" svg:x="8cm" svg:y="4.1cm">
          <text:p text:style-name="P1"><text:span text:style-name="T1">Task</text:span></text:p>
          <draw:enhanced-geometry svg:viewBox="0 0 1000 404" draw:text-areas="0 0 1000 404" draw:type="NonPrimitive" draw:enhanced-path="M 1000 404 L 1000 0 0 0 0 404 Z"/>
        </draw:custom-shape>
        <draw:custom-shape draw:name="ClassName_0" draw:style-name="gr2" draw:text-style-name="P2" xml:id="id4" draw:id="id4" draw:layer="layout" svg:width="4cm" svg:height="1.62cm" svg:x="1.6cm" svg:y="4.08cm">
          <text:p text:style-name="P1"><text:span text:style-name="T1">Project (Task List)</text:span></text:p>
          <draw:enhanced-geometry svg:viewBox="0 0 1000 404" draw:text-areas="0 0 1000 404" draw:type="NonPrimitive" draw:enhanced-path="M 1000 404 L 1000 0 0 0 0 404 Z"/>
        </draw:custom-shape>
        <draw:custom-shape draw:name="PackageName" draw:style-name="gr3" draw:text-style-name="P4" xml:id="id8" draw:id="id8" draw:layer="layout" svg:width="4cm" svg:height="2.87cm" svg:x="13.7cm" svg:y="3.2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3"><text:span text:style-name="T2">date-fns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Actor" draw:style-name="gr4" draw:text-style-name="P2" xml:id="id1" draw:id="id1" draw:layer="layout" svg:width="2.205cm" svg:height="3cm" svg:x="2.2cm" svg:y="11.8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User</text:span>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  <draw:custom-shape draw:name="ClassName_1" draw:style-name="gr5" draw:text-style-name="P2" xml:id="id3" draw:id="id3" draw:layer="layout" svg:width="4cm" svg:height="1.62cm" svg:x="13.2cm" svg:y="13.2cm">
          <text:p text:style-name="P1"><text:span text:style-name="T1">Display Controller</text:span></text:p>
          <draw:enhanced-geometry svg:viewBox="0 0 1000 404" draw:text-areas="0 0 1000 404" draw:type="NonPrimitive" draw:enhanced-path="M 1000 404 L 1000 0 0 0 0 404 Z"/>
        </draw:custom-shape>
        <draw:connector draw:style-name="gr6" draw:text-style-name="P5" draw:layer="layout" svg:x1="3.302cm" svg:y1="11.8cm" svg:x2="7.48cm" svg:y2="10.85cm" draw:start-shape="id1" draw:start-glue-point="4" draw:end-shape="id2" draw:end-glue-point="6" svg:d="M3302 11800v-950h4178" svg:viewBox="0 0 4179 951">
          <text:p/>
        </draw:connector>
        <draw:connector draw:style-name="gr6" draw:text-style-name="P5" draw:layer="layout" svg:x1="15.2cm" svg:y1="13.2cm" svg:x2="3.6cm" svg:y2="5.7cm" draw:start-shape="id3" draw:start-glue-point="0" draw:end-shape="id4" draw:end-glue-point="2" svg:d="M15200 13200v-3749h-11600v-3751" svg:viewBox="0 0 11601 7501">
          <text:p/>
        </draw:connector>
        <draw:connector draw:style-name="gr6" draw:text-style-name="P5" draw:layer="layout" draw:line-skew="0cm -1.751cm" svg:x1="17.2cm" svg:y1="14.01cm" svg:x2="10cm" svg:y2="5.72cm" draw:start-shape="id3" draw:start-glue-point="1" draw:end-shape="id5" draw:end-glue-point="2" svg:d="M17200 14010h502v-6300h-7702v-1990" svg:viewBox="0 0 7703 8291">
          <text:p/>
        </draw:connector>
        <draw:connector draw:style-name="gr7" draw:text-style-name="P5" draw:layer="layout" svg:x1="5.6cm" svg:y1="4.89cm" svg:x2="8cm" svg:y2="4.91cm" draw:start-shape="id4" draw:start-glue-point="1" draw:end-shape="id5" draw:end-glue-point="3" svg:d="M5600 4890h1201v20h1199" svg:viewBox="0 0 2401 21">
          <text:p/>
        </draw:connector>
        <draw:custom-shape draw:style-name="gr8" draw:text-style-name="P6" xml:id="id6" draw:id="id6" draw:layer="layout" svg:width="4.8cm" svg:height="4.3cm" svg:x="3.1cm" svg:y="17.4cm">
          <text:p text:style-name="P6">Project Page </text:p>
          <text:p text:style-name="P6">Load</text:p>
          <text:p text:style-name="P6">Home List</text:p>
          <text:p text:style-name="P6">Or</text:p>
          <text:p text:style-name="P6">Specific Project</text:p>
          <text:p text:style-name="P6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7" draw:id="id7" draw:layer="layout" svg:width="5.3cm" svg:height="4.5cm" svg:x="12.4cm" svg:y="17.3cm">
          <text:p text:style-name="P6">Task Pa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svg:x1="7.9cm" svg:y1="19.55cm" svg:x2="12.4cm" svg:y2="19.55cm" draw:start-shape="id6" draw:start-glue-point="7" draw:end-shape="id7" draw:end-glue-point="5" svg:d="M7900 19550h4500" svg:viewBox="0 0 4501 1">
          <text:p text:style-name="P6">Select Task</text:p>
          <text:p text:style-name="P6"/>
        </draw:connector>
        <draw:connector draw:style-name="gr10" draw:text-style-name="P5" draw:layer="layout" draw:line-skew="0.498cm" svg:x1="15.05cm" svg:y1="21.8cm" svg:x2="5.5cm" svg:y2="21.7cm" draw:start-shape="id7" draw:start-glue-point="6" draw:end-shape="id6" draw:end-glue-point="6" svg:d="M15050 21800v1000h-9550v-1100" svg:viewBox="0 0 9551 1101">
          <text:p text:style-name="P6">Select Back/Project</text:p>
        </draw:connector>
        <draw:custom-shape draw:style-name="gr11" draw:text-style-name="P6" xml:id="id2" draw:id="id2" draw:layer="layout" svg:width="3.8cm" svg:height="2.3cm" svg:x="7.1cm" svg:y="9.7cm">
          <text:p text:style-name="P6">Index</text:p>
          <text:p text:style-name="P6">P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5" draw:layer="layout" svg:x1="8.613cm" svg:y1="12cm" svg:x2="5.5cm" svg:y2="17.4cm" draw:start-shape="id2" draw:start-glue-point="7" draw:end-shape="id6" draw:end-glue-point="4" svg:d="M8613 12000v2701h-3113v2699" svg:viewBox="0 0 3114 5401">
          <text:p/>
        </draw:connector>
        <draw:connector draw:style-name="gr7" draw:text-style-name="P5" draw:layer="layout" draw:line-skew="1.549cm" svg:x1="9cm" svg:y1="12cm" svg:x2="15.05cm" svg:y2="17.3cm" draw:start-shape="id2" draw:start-glue-point="8" draw:end-shape="id7" draw:end-glue-point="4" svg:d="M9000 12000v4200h6050v1100" svg:viewBox="0 0 6051 5301">
          <text:p/>
        </draw:connector>
        <draw:connector draw:style-name="gr6" draw:text-style-name="P5" draw:layer="layout" svg:x1="10.513cm" svg:y1="10.85cm" svg:x2="13.2cm" svg:y2="14.01cm" draw:start-shape="id2" draw:start-glue-point="9" draw:end-shape="id3" svg:d="M10513 10850h1538v3160h1149" svg:viewBox="0 0 2688 3161">
          <text:p/>
        </draw:connector>
        <draw:connector draw:style-name="gr7" draw:text-style-name="P5" draw:layer="layout" svg:x1="13.7cm" svg:y1="4.922cm" svg:x2="12cm" svg:y2="4.91cm" draw:start-shape="id8" draw:start-glue-point="5" draw:end-shape="id5" draw:end-glue-point="1" svg:d="M13700 4922h-849v-12h-851" svg:viewBox="0 0 1701 1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3:49:54.013248651</meta:creation-date>
    <dc:date>2022-02-14T19:15:28.159927931</dc:date>
    <meta:editing-duration>PT4H14M13S</meta:editing-duration>
    <meta:editing-cycles>1</meta:editing-cycles>
    <meta:document-statistic meta:object-count="18"/>
    <meta:generator>LibreOffice/6.4.7.2$Linux_X86_64 LibreOffice_project/40$Build-2</meta:generator>
  </office:meta>
</office:document-meta>
</file>